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d prefer to avoid violence, and you are willing to use technology to help people.</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re not afraid to use violence, and you are willing to use technology to help people.</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d prefer to avoid violence, and you want to help people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re not afraid to use violence, and you want to help people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office:value-type="string">
            <text:p>incompatibleSave</text:p>
          </table:table-cell>
          <table:table-cell/>
          <table:table-cell office:value-type="string">
            <text:p>opts</text:p>
          </table:table-cell>
          <table:table-cell table:style-name="ce4" office:value-type="string">
            <text:p>This Save is incompatible with this version of the gam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7">09/07/2019</text:date>, <text:time>17:28: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7T17:28:44.91</dc:date>
    <meta:editing-duration>P144DT14H32M7S</meta:editing-duration>
    <meta:editing-cycles>1586</meta:editing-cycles>
    <dc:creator>Seab Dinch</dc:creator>
    <meta:document-statistic meta:table-count="1" meta:cell-count="7572" meta:object-count="0"/>
  </office:meta>
</office:document-meta>
</file>